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171D0000070C000006D6E7CF3E986AE6BC53.svg" manifest:media-type="image/svg+xml"/>
  <manifest:file-entry manifest:full-path="Pictures/1000000100000044000000424BB71F974781D21C.png" manifest:media-type="image/png"/>
  <manifest:file-entry manifest:full-path="Pictures/10001B6A0000070C000006D6FE24C14F025BE8A9.svg" manifest:media-type="image/svg+xml"/>
  <manifest:file-entry manifest:full-path="Pictures/100022190000070C000006D6D18F8B6EC313B3E3.svg" manifest:media-type="image/svg+xml"/>
  <manifest:file-entry manifest:full-path="Pictures/10000001000000440000004237D8D0796DC43931.png" manifest:media-type="image/png"/>
  <manifest:file-entry manifest:full-path="Pictures/100018D20000070C000006D6E9388AA0F524B0E4.svg" manifest:media-type="image/svg+xml"/>
  <manifest:file-entry manifest:full-path="Pictures/10000001000000440000004222CF03DED563AA86.png" manifest:media-type="image/png"/>
  <manifest:file-entry manifest:full-path="Pictures/1000000100000044000000420942E2F581B36693.png" manifest:media-type="image/png"/>
  <manifest:file-entry manifest:full-path="Pictures/10000001000000440000004217854F0843A4F6B4.png" manifest:media-type="image/png"/>
  <manifest:file-entry manifest:full-path="Pictures/100000010000004400000042C17191A336101955.png" manifest:media-type="image/png"/>
  <manifest:file-entry manifest:full-path="Pictures/100017270000070C000006D68F3A8BD1AAF21ECD.svg" manifest:media-type="image/svg+xml"/>
  <manifest:file-entry manifest:full-path="Pictures/100000010000004400000042B182779ADD8BC04C.png" manifest:media-type="image/png"/>
  <manifest:file-entry manifest:full-path="Pictures/10000E5400000707000006D216741E64C7875B85.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face style:name="DIN Alternate Bold1" svg:font-family="'DIN Alternate Bold'" style:font-pitch="variable"/>
    <style:font-face style:name="Iowan Old Style Roman" svg:font-family="'Iowan Old Style 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8.43cm" fo:min-width="22.36cm"/>
    </style:style>
    <style:style style:name="gr2"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 style:family="graphic" style:parent-style-name="standard">
      <style:graphic-properties draw:stroke="solid" draw:stroke-dash="Long_20_Dash" svg:stroke-width="0.081cm" svg:stroke-color="#ff7f2a" draw:marker-start-width="0.321cm" draw:marker-end-width="0.321cm" draw:fill="solid" draw:fill-color="#d4edfb" draw:opacity="100%" draw:textarea-horizontal-align="justify" draw:textarea-vertical-align="middle" draw:auto-grow-height="false" fo:min-height="7.64cm" fo:min-width="14.076cm" fo:padding-top="0.165cm" fo:padding-bottom="0.165cm" fo:padding-left="0.29cm" fo:padding-right="0.29cm"/>
    </style:style>
    <style:style style:name="gr4"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 style:family="graphic" style:parent-style-name="standard">
      <style:graphic-properties svg:stroke-width="0.028cm" svg:stroke-color="#3465a4" draw:marker-start="Стили_20_стрелок_20_3" draw:marker-start-width="0.342cm" draw:marker-end="Стили_20_стрелок_20_3" draw:marker-end-width="0.342cm" draw:textarea-vertical-align="middle" fo:padding-top="0.139cm" fo:padding-bottom="0.139cm" fo:padding-left="0.264cm" fo:padding-right="0.264cm"/>
    </style:style>
    <style:style style:name="gr8"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9" style:family="graphic" style:parent-style-name="standard">
      <style:graphic-properties svg:stroke-width="0.028cm" svg:stroke-color="#3465a4" draw:marker-start="" draw:marker-start-width="0.342cm" draw:marker-end="" draw:marker-end-width="0.342cm" draw:textarea-vertical-align="middle" fo:padding-top="0.139cm" fo:padding-bottom="0.139cm" fo:padding-left="0.264cm" fo:padding-right="0.264cm"/>
    </style:style>
    <style:style style:name="gr10" style:family="graphic" style:parent-style-name="standard">
      <style:graphic-properties svg:stroke-width="0.028cm" svg:stroke-color="#3465a4" draw:marker-start="" draw:marker-start-width="0.342cm" draw:marker-end="Стили_20_стрелок_20_3" draw:marker-end-width="0.342cm" draw:textarea-vertical-align="middle" fo:padding-top="0.139cm" fo:padding-bottom="0.139cm" fo:padding-left="0.264cm" fo:padding-right="0.264cm"/>
    </style:style>
    <style:style style:name="gr11"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3"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642cm" fo:min-width="0.809cm" fo:padding-top="0.141cm" fo:padding-bottom="0.141cm" fo:padding-left="0.141cm" fo:padding-right="0.141cm" fo:wrap-option="wrap"/>
    </style:style>
    <style:style style:name="gr14" style:family="graphic" style:parent-style-name="standard" style:list-style-name="L1">
      <style:graphic-properties draw:stroke="none" svg:stroke-width="0.035cm" draw:stroke-linejoin="miter" svg:stroke-linecap="butt" draw:fill="solid" draw:fill-color="#326de6" draw:textarea-vertical-align="middle" draw:auto-grow-height="false" draw:fit-to-size="false" style:shrink-to-fit="false" fo:min-height="0.642cm" fo:min-width="12.737cm" fo:padding-top="0.141cm" fo:padding-bottom="0.141cm" fo:padding-left="0.141cm" fo:padding-right="0.141cm" fo:wrap-option="wrap"/>
      <style:paragraph-properties style:writing-mode="lr-tb"/>
    </style:style>
    <style:style style:name="gr15" style:family="graphic" style:parent-style-name="standard" style:list-style-name="L2">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wrap"/>
      <style:paragraph-properties style:writing-mode="lr-tb"/>
    </style:style>
    <style:style style:name="gr16" style:family="graphic" style:parent-style-name="standard">
      <style:graphic-properties draw:stroke="none" svg:stroke-width="0.035cm" draw:stroke-linejoin="miter" svg:stroke-linecap="butt" draw:fill="solid" draw:fill-color="#326de6" draw:textarea-vertical-align="middle" draw:auto-grow-height="false" draw:fit-to-size="false" style:shrink-to-fit="false" fo:min-height="0cm" fo:min-width="0cm" fo:padding-top="0.141cm" fo:padding-bottom="0.141cm" fo:padding-left="0.141cm" fo:padding-right="0.141cm" fo:wrap-option="wrap"/>
    </style:style>
    <style:style style:name="gr17" style:family="graphic" style:parent-style-name="standard">
      <style:graphic-properties svg:stroke-width="0.028cm" svg:stroke-color="#3465a4" draw:marker-start="Стили_20_стрелок_20_2" draw:marker-start-width="0.342cm" draw:marker-end="Стили_20_стрелок_20_3" draw:marker-end-width="0.342cm" draw:textarea-vertical-align="middle" fo:padding-top="0.139cm" fo:padding-bottom="0.139cm" fo:padding-left="0.264cm" fo:padding-right="0.264cm"/>
    </style:style>
    <style:style style:name="gr18"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19" style:family="graphic" style:parent-style-name="standard">
      <style:graphic-properties draw:stroke="none" draw:fill-color="#ffffff" draw:textarea-horizontal-align="justify" draw:textarea-vertical-align="middle" draw:auto-grow-height="false" fo:min-height="13.085cm" fo:min-width="22.36cm"/>
    </style:style>
    <style:style style:name="gr20" style:family="graphic" style:parent-style-name="standard">
      <style:graphic-properties draw:stroke="solid" draw:stroke-dash="Long_20_Dash" svg:stroke-width="0.053cm" svg:stroke-color="#ff7f2a" draw:marker-start="" draw:marker-start-width="0.279cm" draw:marker-end="" draw:marker-end-width="0.279cm" draw:fill="solid" draw:fill-color="#d4edfb" draw:opacity="100%" draw:textarea-horizontal-align="justify" draw:textarea-vertical-align="middle" draw:auto-grow-height="false" fo:min-height="8.08cm" fo:min-width="14.434cm" fo:padding-top="0.151cm" fo:padding-bottom="0.151cm" fo:padding-left="0.276cm" fo:padding-right="0.276cm"/>
    </style:style>
    <style:style style:name="gr21" style:family="graphic" style:parent-style-name="standard">
      <style:graphic-properties draw:stroke="solid" svg:stroke-width="0.106cm" svg:stroke-color="#ff7f2a" draw:marker-start="Стили_20_стрелок_20_13" draw:marker-start-width="0.318cm" draw:marker-start-center="false" draw:marker-end="Стили_20_стрелок_20_16"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2"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23" style:family="graphic" style:parent-style-name="standard">
      <style:graphic-properties draw:stroke="solid" svg:stroke-width="0.106cm" svg:stroke-color="#3465a4"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24"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5"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6"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8"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29"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0" style:family="graphic" style:parent-style-name="standard" style:list-style-name="L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1" style:family="graphic" style:parent-style-name="standard">
      <style:graphic-properties draw:stroke="none" draw:fill-color="#ffffff" draw:textarea-horizontal-align="justify" draw:textarea-vertical-align="middle" draw:auto-grow-height="false" fo:min-height="10.291cm" fo:min-width="22.36cm"/>
    </style:style>
    <style:style style:name="gr32" style:family="graphic" style:parent-style-name="standard">
      <style:graphic-properties draw:stroke="solid" draw:stroke-dash="Long_20_Dash" svg:stroke-width="0.053cm" svg:stroke-color="#ff7f2a" draw:marker-start="" draw:marker-start-width="0.279cm" draw:marker-end="" draw:marker-end-width="0.279cm" draw:fill="solid" draw:fill-color="#d4edfb" draw:opacity="100%" draw:textarea-horizontal-align="justify" draw:textarea-vertical-align="middle" draw:auto-grow-height="false" fo:min-height="5.289cm" fo:min-width="14.518cm" fo:padding-top="0.151cm" fo:padding-bottom="0.151cm" fo:padding-left="0.276cm" fo:padding-right="0.276cm"/>
    </style:style>
    <style:style style:name="gr33"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3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5"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6"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7"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8"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39"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2"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3"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4"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5"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6"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7"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8"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49" style:family="graphic" style:parent-style-name="Базовый_5f_1">
      <style:graphic-properties draw:stroke="none" draw:fill-color="#ffffff" draw:textarea-horizontal-align="justify" draw:textarea-vertical-align="middle" draw:auto-grow-height="false" fo:min-height="12.45cm" fo:min-width="15.375cm"/>
    </style:style>
    <style:style style:name="gr50" style:family="graphic" style:parent-style-name="Базовый_5f_1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style:style>
    <style:style style:name="gr51" style:family="graphic" style:parent-style-name="Базовый_5f_1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52" style:family="graphic" style:parent-style-name="Базовый_5f_1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3" style:family="graphic" style:parent-style-name="Базовый_5f_1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54"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5"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6" style:family="graphic" style:parent-style-name="Базовый_5f_1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57"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8"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59" style:family="graphic" style:parent-style-name="Базовый_5f_1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0"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1"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2"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3"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4"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5" style:family="graphic" style:parent-style-name="Базовый_5f_1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66"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7"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68" style:family="graphic" style:parent-style-name="Базовый_5f_1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69" style:family="graphic" style:parent-style-name="Базовый_5f_1_5f_1" style:list-style-name="L3">
      <style:graphic-properties svg:stroke-width="0.053cm" svg:stroke-color="#ffffff" draw:marker-start-width="1.146cm" draw:marker-end-width="0.536cm" draw:fill-color="#326ce5" draw:textarea-vertical-align="middle" fo:padding-top="0.151cm" fo:padding-bottom="0.151cm" fo:padding-left="0.276cm" fo:padding-right="0.276cm"/>
      <style:paragraph-properties style:writing-mode="lr-tb"/>
    </style:style>
    <style:style style:name="gr70" style:family="graphic" style:parent-style-name="standard">
      <style:graphic-properties draw:stroke="none" draw:fill-color="#ffffff" draw:textarea-horizontal-align="justify" draw:textarea-vertical-align="middle" draw:auto-grow-height="false" fo:min-height="9.475cm" fo:min-width="15.375cm"/>
    </style:style>
    <style:style style:name="gr71"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5.42cm" fo:min-width="14.42cm" fo:padding-top="0.151cm" fo:padding-bottom="0.151cm" fo:padding-left="0.276cm" fo:padding-right="0.276cm"/>
    </style:style>
    <style:style style:name="gr72"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style:style>
    <style:style style:name="gr73"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4"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75"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6"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7"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style:style>
    <style:style style:name="gr7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79"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0"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1"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3"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paragraph-properties style:writing-mode="lr-tb"/>
    </style:style>
    <style:style style:name="gr84"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gr85"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paragraph-properties style:writing-mode="lr-tb"/>
    </style:style>
    <style:style style:name="P1" style:family="paragraph">
      <loext:graphic-properties draw:fill-color="#ffffff"/>
      <style:paragraph-properties fo:text-align="center"/>
    </style:style>
    <style:style style:name="P2"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3"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1pt" fo:font-weight="bold" style:font-size-asian="11pt" style:font-weight-asian="bold" style:font-size-complex="11pt" style:font-weight-complex="bold" fo:hyphenate="false"/>
    </style:style>
    <style:style style:name="P4" style:family="paragraph">
      <loext:graphic-properties draw:fill="solid" draw:fill-color="#d4edfb" draw:opacity="100%"/>
      <style:paragraph-properties fo:text-align="center"/>
    </style:style>
    <style:style style:name="P5"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6"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color="#3465a4" loext:opacity="100%" fo:font-size="12pt" fo:font-weight="normal" style:font-size-asian="12pt" style:font-weight-asian="normal" style:font-size-complex="12pt" style:font-weight-complex="normal" fo:hyphenate="false"/>
    </style:style>
    <style:style style:name="P7" style:family="paragraph">
      <style:paragraph-properties fo:text-align="center"/>
      <style:text-properties fo:font-weight="bold"/>
    </style:style>
    <style:style style:name="P8"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9"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0" style:family="paragraph">
      <loext:graphic-properties draw:fill="none"/>
      <style:paragraph-properties fo:text-align="center"/>
    </style:style>
    <style:style style:name="P1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fo:color="#3465a4" loext:opacity="100%" fo:font-size="14pt" fo:font-weight="bold" style:font-weight-asian="bold" style:font-weight-complex="bold"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color="#3465a4" loext:opacity="100%" fo:font-size="14pt" fo:font-weight="bold" style:font-weight-asian="bold" style:font-weight-complex="bold" fo:hyphenate="false"/>
    </style:style>
    <style:style style:name="P13" style:family="paragraph">
      <loext:graphic-properties draw:fill="solid" draw:fill-color="#326de6"/>
      <style:paragraph-properties fo:text-align="center" style:font-independent-line-spacing="true"/>
      <style:text-properties fo:font-size="36pt"/>
    </style:style>
    <style:style style:name="P1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36pt" fo:font-weight="bold" style:font-weight-asian="bold" style:font-weight-complex="bold" fo:hyphenate="false"/>
    </style:style>
    <style:style style:name="P15" style:family="paragraph">
      <loext:graphic-properties draw:fill="solid" draw:fill-color="#326de6"/>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36pt" fo:font-weight="bold" style:font-weight-asian="bold" style:font-weight-complex="bold" fo:hyphenate="false"/>
    </style:style>
    <style:style style:name="P16"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fo:font-size="14pt" fo:hyphenate="false"/>
    </style:style>
    <style:style style:name="P17"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fo:font-size="14pt" fo:hyphenate="false"/>
    </style:style>
    <style:style style:name="P18" style:family="paragraph">
      <loext:graphic-properties draw:fill="none"/>
      <style:paragraph-properties fo:text-align="center" style:font-independent-line-spacing="true"/>
      <style:text-properties fo:font-size="36pt"/>
    </style:style>
    <style:style style:name="P19"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0"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21" style:family="paragraph">
      <style:paragraph-properties fo:margin-left="0cm" fo:margin-right="0cm" fo:margin-top="0.494cm" fo:margin-bottom="0cm" fo:line-height="100%" fo:text-align="start" fo:text-indent="0cm" style:punctuation-wrap="simple" style:writing-mode="lr-tb">
        <style:tab-stops>
          <style:tab-stop style:position="0cm"/>
        </style:tab-stops>
      </style:paragraph-properties>
      <style:text-properties style:font-name="Arial1" fo:font-size="36pt" fo:hyphenate="false"/>
    </style:style>
    <style:style style:name="P22"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style:font-name="Arial1" fo:font-size="36pt" fo:hyphenate="false"/>
    </style:style>
    <style:style style:name="P23" style:family="paragraph">
      <style:paragraph-properties fo:text-align="center"/>
    </style:style>
    <style:style style:name="P24" style:family="paragraph">
      <loext:graphic-properties draw:fill="solid" draw:fill-color="#326ce5"/>
      <style:paragraph-properties fo:text-align="center" style:font-independent-line-spacing="true"/>
      <style:text-properties fo:font-size="36pt"/>
    </style:style>
    <style:style style:name="P25"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6"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2pt" fo:font-weight="bold" style:font-size-asian="12pt" style:font-weight-asian="bold" style:font-size-complex="12pt" style:font-weight-complex="bold" fo:hyphenate="false"/>
    </style:style>
    <style:style style:name="P27" style:family="paragraph">
      <loext:graphic-properties draw:fill="none"/>
      <style:paragraph-properties fo:margin-left="0cm" fo:margin-right="0cm" fo:margin-top="0.494cm" fo:margin-bottom="0cm" fo:line-height="100%" fo:text-align="start" fo:text-indent="0cm" style:punctuation-wrap="simple" style:writing-mode="lr-tb" style:font-independent-line-spacing="true">
        <style:tab-stops>
          <style:tab-stop style:position="0cm"/>
        </style:tab-stops>
      </style:paragraph-properties>
      <style:text-properties fo:font-size="36pt" fo:hyphenate="false"/>
    </style:style>
    <style:style style:name="P28" style:family="paragraph">
      <style:paragraph-properties fo:margin-left="0cm" fo:margin-right="0cm" fo:margin-top="0.494cm" fo:margin-bottom="0cm" fo:line-height="100%" fo:text-align="center" fo:text-indent="0cm" style:punctuation-wrap="simple" style:writing-mode="lr-tb">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29" style:family="paragraph">
      <loext:graphic-properties draw:fill="none"/>
      <style:paragraph-properties fo:margin-left="0cm" fo:margin-right="0cm" fo:margin-top="0.494cm" fo:margin-bottom="0cm" fo:line-height="100%" fo:text-align="center" fo:text-indent="0cm" style:punctuation-wrap="simple" style:writing-mode="lr-tb" style:font-independent-line-spacing="true">
        <style:tab-stops>
          <style:tab-stop style:position="0cm"/>
        </style:tab-stops>
      </style:paragraph-properties>
      <style:text-properties style:font-name="Arial1" fo:font-size="11pt" fo:font-weight="bold" style:font-size-asian="11pt" style:font-weight-asian="bold" style:font-size-complex="11pt" style:font-weight-complex="bold" fo:hyphenate="false"/>
    </style:style>
    <style:style style:name="P30"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31"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32"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hyphenate="false"/>
    </style:style>
    <style:style style:name="P33" style:family="paragraph">
      <loext:graphic-properties draw:fill-color="#326ce5"/>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style:font-name="Arial1" fo:font-size="18pt" fo:hyphenate="false"/>
    </style:style>
    <style:style style:name="T1" style:family="text">
      <style:text-properties fo:font-variant="normal" fo:text-transform="none" fo:color="#ffffff" loext:opacity="100%" style:text-line-through-style="none" style:text-line-through-type="none" style:text-position="0% 100%" style:font-name="DIN Alternate Bold"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2" style:family="text">
      <style:text-properties fo:font-variant="normal" fo:text-transform="none" fo:color="#3465a4" loext:opacity="100%" style:text-line-through-style="none" style:text-line-through-type="none" style:text-position="0% 100%" style:font-name="DIN Alternate Bold"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3" style:family="text">
      <style:text-properties fo:font-variant="normal" fo:text-transform="none" fo:color="#092257" loext:opacity="100%" style:text-line-through-style="none" style:text-line-through-type="none" style:text-position="0% 100%" style:font-name="DIN Alternate Bold" fo:font-size="14pt" fo:letter-spacing="0.005cm" fo:font-style="normal" style:text-underline-style="none" fo:font-weight="normal" style:font-name-asian="DIN Alternate Bold" style:font-size-asian="14pt" style:font-style-asian="normal" style:font-weight-asian="normal" style:font-name-complex="DIN Alternate Bold" style:font-size-complex="14pt" style:font-style-complex="normal" style:font-weight-complex="normal"/>
    </style:style>
    <style:style style:name="T4" style:family="text">
      <style:text-properties fo:font-variant="normal" fo:text-transform="none" fo:color="#3465a4" loext:opacity="100%" style:text-line-through-style="none" style:text-line-through-type="none" style:text-position="0% 100%" style:font-name="DIN Alternate Bold" fo:font-size="14pt" fo:letter-spacing="0.005cm" fo:font-style="normal" style:text-underline-style="none" fo:font-weight="bold" style:font-name-asian="DIN Alternate Bold" style:font-size-asian="14pt" style:font-style-asian="normal" style:font-weight-asian="bold" style:font-name-complex="DIN Alternate Bold" style:font-size-complex="14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DIN Alternate Bold" fo:font-size="17pt" fo:letter-spacing="normal" fo:font-style="normal" style:text-underline-style="none" fo:font-weight="bold" style:font-name-asian="DIN Alternate Bold" style:font-size-asian="17pt" style:font-style-asian="normal" style:font-weight-asian="bold" style:font-name-complex="DIN Alternate Bold" style:font-size-complex="17pt" style:font-style-complex="normal" style:font-weight-complex="bold"/>
    </style:style>
    <style:style style:name="T6" style:family="text">
      <style:text-properties fo:color="#ffffff" loext:opacity="100%" style:font-name="Arial" fo:font-size="20pt" fo:font-weight="bold" style:font-size-asian="20pt" style:font-weight-asian="bold" style:font-size-complex="20pt" style:font-weight-complex="bold"/>
    </style:style>
    <style:style style:name="T7" style:family="text">
      <style:text-properties fo:font-variant="normal" fo:text-transform="none" fo:color="#092257" loext:opacity="100%" style:text-line-through-style="none" style:text-line-through-type="none" style:text-position="0% 100%" style:font-name="Arial1"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1"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Arial1"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10" style:family="text">
      <style:text-properties fo:color="#ffffff" loext:opacity="100%" style:font-name="Arial1" fo:font-size="20pt" fo:font-weight="bold" style:font-size-asian="20pt" style:font-weight-asian="bold" style:font-size-complex="20pt" style:font-weight-complex="bold"/>
    </style:style>
    <style:style style:name="T11" style:family="text">
      <style:text-properties fo:font-variant="normal" fo:text-transform="none" fo:color="#ffffff" loext:opacity="100%" style:text-line-through-style="none" style:text-line-through-type="none" style:text-position="0% 100%" style:font-name="Arial1"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8.68cm" svg:x="2.152cm" svg:y="1.027cm">
          <text:p/>
          <draw:enhanced-geometry svg:viewBox="0 0 21600 21600" draw:type="rectangle" draw:enhanced-path="M 0 0 L 21600 0 21600 21600 0 21600 0 0 Z N"/>
        </draw:custom-shape>
        <draw:custom-shape draw:name="DB Pod N_7" draw:style-name="gr2" draw:text-style-name="P3" draw:layer="layout" svg:width="2.123cm" svg:height="0.749cm" svg:x="19.699cm" svg:y="3.785cm">
          <text:p text:style-name="P2"><text:span text:style-name="T1">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4" draw:layer="layout" svg:width="15.03cm" svg:height="8.344cm" svg:x="6.851cm" svg:y="5.748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DB Pod 1_6" draw:style-name="gr4" draw:text-style-name="P6" draw:layer="layout" svg:width="3.044cm" svg:height="0.787cm" svg:x="7.185cm" svg:y="8.349cm">
          <text:p text:style-name="P5"><text:span text:style-name="T2">MySQL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2_5" draw:style-name="gr5" draw:text-style-name="P6" draw:layer="layout" svg:width="3.044cm" svg:height="0.791cm" svg:x="11.471cm" svg:y="8.347cm">
          <text:p text:style-name="P5"><text:span text:style-name="T2">MySQL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N_8" draw:style-name="gr6" draw:text-style-name="P6" draw:layer="layout" svg:width="3.146cm" svg:height="0.791cm" svg:x="18.057cm" svg:y="8.347cm">
          <text:p text:style-name="P5"><text:span text:style-name="T2">MySQL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7" draw:layer="layout" svg:x1="19.638cm" svg:y1="2.669cm" svg:x2="9.301cm" svg:y2="2.721cm">
          <text:p/>
        </draw:line>
        <draw:custom-shape draw:name="Kubernetes API_5" draw:style-name="gr8" draw:text-style-name="P9" draw:layer="layout" svg:width="3.94cm" svg:height="0.872cm" svg:x="6.436cm" svg:y="3.914cm">
          <text:p text:style-name="P8"><text:span text:style-name="T3">Kubernetes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 draw:text-style-name="P7" draw:layer="layout" svg:x1="5.25cm" svg:y1="2.754cm" svg:x2="5.25cm" svg:y2="15.454cm">
          <text:p/>
        </draw:line>
        <draw:line draw:style-name="gr10" draw:text-style-name="P7" draw:layer="layout" svg:x1="5.238cm" svg:y1="2.762cm" svg:x2="6.508cm" svg:y2="2.762cm">
          <text:p/>
        </draw:line>
        <draw:line draw:style-name="gr10" draw:text-style-name="P7" draw:layer="layout" svg:x1="5.25cm" svg:y1="10.362cm" svg:x2="6.52cm" svg:y2="10.362cm">
          <text:p/>
        </draw:line>
        <draw:line draw:style-name="gr10" draw:text-style-name="P7" draw:layer="layout" svg:x1="5.25cm" svg:y1="15.446cm" svg:x2="6.52cm" svg:y2="15.446cm">
          <text:p/>
        </draw:line>
        <draw:frame draw:style-name="gr11" draw:text-style-name="P10" draw:layer="layout" svg:width="1.984cm" svg:height="1.925cm" svg:x="6.983cm" svg:y="1.707cm">
          <draw:image xlink:href="Pictures/10000E5400000707000006D216741E64C7875B85.svg" xlink:type="simple" xlink:show="embed" xlink:actuate="onLoad" draw:mime-type="image/svg+xml">
            <text:p/>
          </draw:image>
          <draw:image xlink:href="Pictures/100000010000004400000042B182779ADD8BC04C.png" xlink:type="simple" xlink:show="embed" xlink:actuate="onLoad" draw:mime-type="image/png"/>
        </draw:frame>
        <draw:custom-shape draw:name="Operator_7" draw:style-name="gr12" draw:text-style-name="P12" draw:layer="layout" svg:width="2.581cm" svg:height="0.876cm" svg:x="19.433cm" svg:y="3.924cm">
          <text:p text:style-name="P11"><text:span text:style-name="T4">Op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7.748cm" svg:y="6.5cm">
          <draw:image xlink:href="Pictures/100017270000070C000006D68F3A8BD1AAF21ECD.svg" xlink:type="simple" xlink:show="embed" xlink:actuate="onLoad" draw:mime-type="image/svg+xml">
            <text:p/>
          </draw:image>
          <draw:image xlink:href="Pictures/10000001000000440000004222CF03DED563AA86.png" xlink:type="simple" xlink:show="embed" xlink:actuate="onLoad" draw:mime-type="image/png"/>
        </draw:frame>
        <draw:frame draw:style-name="gr11" draw:text-style-name="P10" draw:layer="layout" svg:width="1.803cm" svg:height="1.749cm" svg:x="12.049cm" svg:y="6.501cm">
          <draw:image xlink:href="Pictures/100017270000070C000006D68F3A8BD1AAF21ECD.svg" xlink:type="simple" xlink:show="embed" xlink:actuate="onLoad" draw:mime-type="image/svg+xml">
            <text:p/>
          </draw:image>
          <draw:image xlink:href="Pictures/10000001000000440000004222CF03DED563AA86.png" xlink:type="simple" xlink:show="embed" xlink:actuate="onLoad" draw:mime-type="image/png"/>
        </draw:frame>
        <draw:frame draw:style-name="gr11" draw:text-style-name="P10" draw:layer="layout" svg:width="1.803cm" svg:height="1.749cm" svg:x="18.749cm" svg:y="6.501cm">
          <draw:image xlink:href="Pictures/100017270000070C000006D68F3A8BD1AAF21ECD.svg" xlink:type="simple" xlink:show="embed" xlink:actuate="onLoad" draw:mime-type="image/svg+xml">
            <text:p/>
          </draw:image>
          <draw:image xlink:href="Pictures/10000001000000440000004222CF03DED563AA86.png" xlink:type="simple" xlink:show="embed" xlink:actuate="onLoad" draw:mime-type="image/png"/>
        </draw:frame>
        <draw:g draw:name="Группа_0">
          <draw:custom-shape draw:name="Треугольник_0" draw:style-name="gr13" draw:text-style-name="P13" draw:layer="layout" svg:width="1.09cm" svg:height="0.923cm" svg:x="6.772cm" svg:y="14.724cm">
            <text:p/>
            <draw:enhanced-geometry draw:mirror-horizontal="fals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custom-shape draw:name="CSI_0" draw:style-name="gr14" draw:text-style-name="P15" draw:layer="layout" svg:width="13.018cm" svg:height="0.923cm" svg:x="7.854cm" svg:y="14.724cm">
            <text:p text:style-name="P14"><text:span text:style-name="T5">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Треугольник_1" draw:style-name="gr13" draw:text-style-name="P13" draw:layer="layout" svg:width="1.09cm" svg:height="0.923cm" svg:x="20.852cm" svg:y="14.724cm">
            <text:p/>
            <draw:enhanced-geometry draw:mirror-horizontal="true" draw:mirror-vertical="false" svg:viewBox="0 0 0 0" drawooo:sub-view-size="21600 21600" draw:text-areas="0 0 ?f2 ?f3" draw:type="ooxml-non-primitive" draw:enhanced-path="M 21600 21600 L 21600 0 0 0 Z N">
              <draw:equation draw:name="f0" draw:formula="logwidth/2"/>
              <draw:equation draw:name="f1" draw:formula="logheight/2"/>
              <draw:equation draw:name="f2" draw:formula="logwidth"/>
              <draw:equation draw:name="f3" draw:formula="logheight"/>
            </draw:enhanced-geometry>
          </draw:custom-shape>
        </draw:g>
        <draw:custom-shape draw:name="Storage Area Network_0" draw:style-name="gr15" draw:text-style-name="P17" draw:layer="layout" svg:width="4.684cm" svg:height="2.056cm" svg:x="12.019cm" svg:y="17.159cm">
          <text:p text:style-name="P16"><text:span text:style-name="T3">Storage</text:span><text:span text:style-name="T3"><text:line-break/></text:span><text:span text:style-name="T3">Area </text:span><text:span text:style-name="T3"><text:line-break/></text:span><text:span text:style-name="T3">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1">
          <draw:custom-shape draw:name="Кружок_0" draw:style-name="gr16" draw:text-style-name="P13" draw:layer="layout" svg:width="0.175cm" svg:height="0.175cm" svg:x="18.31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1" draw:style-name="gr16" draw:text-style-name="P13" draw:layer="layout" svg:width="0.175cm" svg:height="0.175cm" svg:x="18.622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2" draw:style-name="gr16" draw:text-style-name="P13" draw:layer="layout" svg:width="0.175cm" svg:height="0.175cm" svg:x="18.93cm" svg:y="18.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style-name="gr17" draw:text-style-name="P7" draw:layer="layout" svg:x1="8.462cm" svg:y1="15.867cm" svg:x2="8.462cm" svg:y2="17.137cm">
          <text:p/>
        </draw:line>
        <draw:line draw:style-name="gr17" draw:text-style-name="P7" draw:layer="layout" svg:x1="11.737cm" svg:y1="15.839cm" svg:x2="11.737cm" svg:y2="17.109cm">
          <text:p/>
        </draw:line>
        <draw:line draw:style-name="gr17" draw:text-style-name="P7" draw:layer="layout" svg:x1="17.051cm" svg:y1="15.867cm" svg:x2="17.051cm" svg:y2="17.137cm">
          <text:p/>
        </draw:line>
        <draw:line draw:style-name="gr17" draw:text-style-name="P7" draw:layer="layout" svg:x1="20.315cm" svg:y1="15.84cm" svg:x2="20.315cm" svg:y2="17.11cm">
          <text:p/>
        </draw:line>
        <draw:frame draw:style-name="gr11" draw:text-style-name="P10" draw:layer="layout" svg:width="1.803cm" svg:height="1.749cm" svg:x="7.594cm" svg:y="17.337cm">
          <draw:image xlink:href="Pictures/100018D20000070C000006D6E9388AA0F524B0E4.svg" xlink:type="simple" xlink:show="embed" xlink:actuate="onLoad" draw:mime-type="image/svg+xml">
            <text:p/>
          </draw:image>
          <draw:image xlink:href="Pictures/10000001000000440000004237D8D0796DC43931.png" xlink:type="simple" xlink:show="embed" xlink:actuate="onLoad" draw:mime-type="image/png"/>
        </draw:frame>
        <draw:frame draw:style-name="gr11" draw:text-style-name="P10" draw:layer="layout" svg:width="1.803cm" svg:height="1.749cm" svg:x="10.795cm" svg:y="17.338cm">
          <draw:image xlink:href="Pictures/100018D20000070C000006D6E9388AA0F524B0E4.svg" xlink:type="simple" xlink:show="embed" xlink:actuate="onLoad" draw:mime-type="image/svg+xml">
            <text:p/>
          </draw:image>
          <draw:image xlink:href="Pictures/10000001000000440000004237D8D0796DC43931.png" xlink:type="simple" xlink:show="embed" xlink:actuate="onLoad" draw:mime-type="image/png"/>
        </draw:frame>
        <draw:frame draw:style-name="gr11" draw:text-style-name="P10" draw:layer="layout" svg:width="1.803cm" svg:height="1.749cm" svg:x="16.143cm" svg:y="17.338cm">
          <draw:image xlink:href="Pictures/100018D20000070C000006D6E9388AA0F524B0E4.svg" xlink:type="simple" xlink:show="embed" xlink:actuate="onLoad" draw:mime-type="image/svg+xml">
            <text:p/>
          </draw:image>
          <draw:image xlink:href="Pictures/10000001000000440000004237D8D0796DC43931.png" xlink:type="simple" xlink:show="embed" xlink:actuate="onLoad" draw:mime-type="image/png"/>
        </draw:frame>
        <draw:frame draw:style-name="gr11" draw:text-style-name="P10" draw:layer="layout" svg:width="1.803cm" svg:height="1.749cm" svg:x="19.443cm" svg:y="17.338cm">
          <draw:image xlink:href="Pictures/100018D20000070C000006D6E9388AA0F524B0E4.svg" xlink:type="simple" xlink:show="embed" xlink:actuate="onLoad" draw:mime-type="image/svg+xml">
            <text:p/>
          </draw:image>
          <draw:image xlink:href="Pictures/10000001000000440000004237D8D0796DC43931.png" xlink:type="simple" xlink:show="embed" xlink:actuate="onLoad" draw:mime-type="image/png"/>
        </draw:frame>
        <draw:g draw:name="Группа_9">
          <draw:custom-shape draw:name="Кружок_39" draw:style-name="gr16" draw:text-style-name="P13" draw:layer="layout" svg:width="0.175cm" svg:height="0.175cm" svg:x="15.865cm" svg:y="7.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0" draw:style-name="gr16" draw:text-style-name="P13" draw:layer="layout" svg:width="0.175cm" svg:height="0.175cm" svg:x="16.174cm" svg:y="7.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41" draw:style-name="gr16" draw:text-style-name="P13" draw:layer="layout" svg:width="0.175cm" svg:height="0.175cm" svg:x="16.482cm" svg:y="7.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1" draw:text-style-name="P10" draw:layer="layout" svg:width="1.803cm" svg:height="1.749cm" svg:x="19.855cm" svg:y="1.862cm">
          <draw:image xlink:href="Pictures/100022190000070C000006D6D18F8B6EC313B3E3.svg" xlink:type="simple" xlink:show="embed" xlink:actuate="onLoad" draw:mime-type="image/svg+xml">
            <text:p/>
          </draw:image>
          <draw:image xlink:href="Pictures/100000010000004400000042C17191A336101955.png" xlink:type="simple" xlink:show="embed" xlink:actuate="onLoad" draw:mime-type="image/png"/>
        </draw:frame>
        <draw:custom-shape draw:name="DB Pod N_ 1" draw:style-name="gr18" draw:text-style-name="P6" draw:layer="layout" svg:width="3.071cm" svg:height="0.791cm" svg:x="14.797cm" svg:y="12.947cm">
          <text:p text:style-name="P5"><text:span text:style-name="T2">Orche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803cm" svg:height="1.749cm" svg:x="15.349cm" svg:y="11.101cm">
          <draw:image xlink:href="Pictures/100017270000070C000006D68F3A8BD1AAF21ECD.svg" xlink:type="simple" xlink:show="embed" xlink:actuate="onLoad" draw:mime-type="image/svg+xml">
            <text:p/>
          </draw:image>
          <draw:image xlink:href="Pictures/10000001000000440000004222CF03DED563AA86.png" xlink:type="simple" xlink:show="embed" xlink:actuate="onLoad" draw:mime-type="image/png"/>
        </draw:frame>
        <draw:line draw:style-name="gr9" draw:text-style-name="P7" draw:layer="layout" svg:x1="8.62cm" svg:y1="12.176cm" svg:x2="15.097cm" svg:y2="12.176cm">
          <text:p/>
        </draw:line>
        <draw:line draw:style-name="gr9" draw:text-style-name="P7" draw:layer="layout" svg:x1="17.383cm" svg:y1="12.176cm" svg:x2="19.669cm" svg:y2="12.176cm">
          <text:p/>
        </draw:line>
        <draw:line draw:style-name="gr10" draw:text-style-name="P7" draw:layer="layout" svg:x1="19.669cm" svg:y1="12.176cm" svg:x2="19.669cm" svg:y2="9.509cm">
          <text:p/>
        </draw:line>
        <draw:line draw:style-name="gr10" draw:text-style-name="P7" draw:layer="layout" svg:x1="12.969cm" svg:y1="12.184cm" svg:x2="12.969cm" svg:y2="9.517cm">
          <text:p/>
        </draw:line>
        <draw:line draw:style-name="gr10" draw:text-style-name="P7" draw:layer="layout" svg:x1="8.599cm" svg:y1="12.184cm" svg:x2="8.599cm" svg:y2="9.517cm">
          <text:p/>
        </draw:line>
      </draw:page>
      <draw:page draw:name="page2" draw:style-name="dp1" draw:master-page-name="Обычный">
        <draw:custom-shape draw:style-name="gr19" draw:text-style-name="P1" draw:layer="layout" svg:width="22.86cm" svg:height="13.335cm" svg:x="2.152cm" svg:y="6.969cm">
          <text:p/>
          <draw:enhanced-geometry svg:viewBox="0 0 21600 21600" draw:type="rectangle" draw:enhanced-path="M 0 0 L 21600 0 21600 21600 0 21600 0 0 Z N"/>
        </draw:custom-shape>
        <draw:custom-shape draw:style-name="gr20" draw:text-style-name="P4" draw:layer="layout" svg:width="15.24cm" svg:height="8.636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Линия_14" draw:style-name="gr21" draw:text-style-name="P18" draw:layer="layout" svg:x1="12.557cm" svg:y1="14.335cm" svg:x2="14.224cm" svg:y2="13.942cm">
          <text:p/>
        </draw:line>
        <draw:frame draw:style-name="gr11" draw:text-style-name="P10" draw:layer="layout" svg:width="1.33cm" svg:height="1.29cm" svg:x="14.112cm" svg:y="10.372cm">
          <draw:image xlink:href="Pictures/10000E5400000707000006D216741E64C7875B85.svg" xlink:type="simple" xlink:show="embed" xlink:actuate="onLoad" draw:mime-type="image/svg+xml">
            <text:p/>
          </draw:image>
          <draw:image xlink:href="Pictures/100000010000004400000042B182779ADD8BC04C.png" xlink:type="simple" xlink:show="embed" xlink:actuate="onLoad" draw:mime-type="image/png"/>
        </draw:frame>
        <draw:custom-shape draw:style-name="gr22" draw:text-style-name="P20" draw:layer="layout" svg:width="11.43cm" svg:height="1.29cm" svg:x="7.674cm" svg:y="7.556cm">
          <text:p text:style-name="P19"><text:span text:style-name="T6">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
          <draw:line draw:name="Линия_ 2" draw:style-name="gr23" draw:text-style-name="P18" draw:layer="layout" svg:x1="13.398cm" svg:y1="8.874cm" svg:x2="13.398cm" svg:y2="12.04cm">
            <text:p/>
          </draw:line>
          <draw:custom-shape draw:name="Read_ 2" draw:style-name="gr24" draw:text-style-name="P22" draw:layer="layout" svg:width="2.181cm" svg:height="0.832cm" draw:transform="rotate (1.5707963267949) translate (12.557cm 11.544cm)">
            <text:p text:style-name="P21"><text:span text:style-name="T7"><text:s text:c="6"/></text:span><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25" draw:text-style-name="P22" draw:layer="layout" svg:width="2.154cm" svg:height="0.832cm" draw:transform="rotate (-1.5707963267949) translate (14.239cm 9.388cm)">
            <text:p text:style-name="P21"><text:span text:style-name="T7">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6" draw:text-style-name="P23" draw:layer="layout" svg:width="1.803cm" svg:height="1.749cm" svg:x="7.858cm" svg:y="12.078cm">
          <draw:image xlink:href="Pictures/10001B6A0000070C000006D6FE24C14F025BE8A9.svg" xlink:type="simple" xlink:show="embed" xlink:actuate="onLoad" draw:mime-type="image/svg+xml">
            <text:p/>
          </draw:image>
          <draw:image xlink:href="Pictures/1000000100000044000000424BB71F974781D21C.png" xlink:type="simple" xlink:show="embed" xlink:actuate="onLoad" draw:mime-type="image/png"/>
        </draw:frame>
        <draw:frame draw:style-name="gr26" draw:text-style-name="P23" draw:layer="layout" svg:width="1.803cm" svg:height="1.749cm" svg:x="7.833cm" svg:y="16.677cm">
          <draw:image xlink:href="Pictures/1000171D0000070C000006D6E7CF3E986AE6BC53.svg" xlink:type="simple" xlink:show="embed" xlink:actuate="onLoad" draw:mime-type="image/svg+xml">
            <text:p/>
          </draw:image>
          <draw:image xlink:href="Pictures/10000001000000440000004217854F0843A4F6B4.png" xlink:type="simple" xlink:show="embed" xlink:actuate="onLoad" draw:mime-type="image/png"/>
        </draw:frame>
        <draw:frame draw:style-name="gr26" draw:text-style-name="P23" draw:layer="layout" svg:width="1.803cm" svg:height="1.749cm" svg:x="12.532cm" svg:y="16.677cm">
          <draw:image xlink:href="Pictures/1000171D0000070C000006D6E7CF3E986AE6BC53.svg" xlink:type="simple" xlink:show="embed" xlink:actuate="onLoad" draw:mime-type="image/svg+xml">
            <text:p/>
          </draw:image>
          <draw:image xlink:href="Pictures/10000001000000440000004217854F0843A4F6B4.png" xlink:type="simple" xlink:show="embed" xlink:actuate="onLoad" draw:mime-type="image/png"/>
        </draw:frame>
        <draw:frame draw:style-name="gr26" draw:text-style-name="P23" draw:layer="layout" svg:width="1.803cm" svg:height="1.749cm" svg:x="17.002cm" svg:y="16.675cm">
          <draw:image xlink:href="Pictures/1000171D0000070C000006D6E7CF3E986AE6BC53.svg" xlink:type="simple" xlink:show="embed" xlink:actuate="onLoad" draw:mime-type="image/svg+xml">
            <text:p/>
          </draw:image>
          <draw:image xlink:href="Pictures/10000001000000440000004217854F0843A4F6B4.png" xlink:type="simple" xlink:show="embed" xlink:actuate="onLoad" draw:mime-type="image/png"/>
        </draw:frame>
        <draw:custom-shape draw:name="DB Pod 1_ 1" draw:style-name="gr27" draw:text-style-name="P6" draw:layer="layout" svg:width="3.045cm" svg:height="1.294cm" svg:x="7.227cm" svg:y="18.375cm">
          <text:p text:style-name="P5"><text:span text:style-name="T2">MySQL Pod 1</text:span><text:span text:style-name="T2"><text:line-break/></text:span><text:span text:style-name="T2">(Pri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1_ 2" draw:style-name="gr28" draw:text-style-name="P6" draw:layer="layout" svg:width="3.045cm" svg:height="1.294cm" svg:x="11.927cm" svg:y="18.375cm">
          <text:p text:style-name="P5"><text:span text:style-name="T2">MySQL Pod 2</text:span><text:span text:style-name="T2"><text:line-break/></text:span><text:span text:style-name="T2">(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B Pod 1_ 3" draw:style-name="gr29" draw:text-style-name="P6" draw:layer="layout" svg:width="3.147cm" svg:height="1.294cm" svg:x="16.376cm" svg:y="18.375cm">
          <text:p text:style-name="P5"><text:span text:style-name="T2">MySQL Pod N</text:span><text:span text:style-name="T2"><text:line-break/></text:span><text:span text:style-name="T2">(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2">
          <draw:custom-shape draw:name="Кружок_ 1" draw:style-name="gr16" draw:text-style-name="P13" draw:layer="layout" svg:width="0.175cm" svg:height="0.175cm" svg:x="15.194cm" svg:y="17.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2" draw:style-name="gr16" draw:text-style-name="P13" draw:layer="layout" svg:width="0.175cm" svg:height="0.175cm" svg:x="15.503cm" svg:y="17.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Кружок_ 3" draw:style-name="gr16" draw:text-style-name="P13" draw:layer="layout" svg:width="0.175cm" svg:height="0.175cm" svg:x="15.811cm" svg:y="17.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DB Pod 1_ 4" draw:style-name="gr30" draw:text-style-name="P6" draw:layer="layout" svg:width="3.661cm" svg:height="0.791cm" svg:x="6.92cm" svg:y="14.054cm">
          <text:p text:style-name="P5"><text:span text:style-name="T2">Primary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draw:page draw:name="page3" draw:style-name="dp1" draw:master-page-name="Обычный">
        <draw:custom-shape draw:style-name="gr31" draw:text-style-name="P1" draw:layer="layout" svg:width="22.86cm" svg:height="10.541cm" svg:x="2.152cm" svg:y="6.969cm">
          <text:p/>
          <draw:enhanced-geometry svg:viewBox="0 0 21600 21600" draw:type="rectangle" draw:enhanced-path="M 0 0 L 21600 0 21600 21600 0 21600 0 0 Z N"/>
        </draw:custom-shape>
        <draw:custom-shape draw:style-name="gr32" draw:text-style-name="P4" draw:layer="layout" svg:width="15.24cm" svg:height="5.761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1" draw:style-name="gr33" draw:text-style-name="P24"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1" draw:style-name="gr34" draw:text-style-name="P26" draw:layer="layout" svg:width="2.2cm" svg:height="0.787cm" svg:x="7.835cm" svg:y="12.457cm">
          <text:p text:style-name="P25"><text:span text:style-name="T8">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2" draw:style-name="gr33" draw:text-style-name="P24"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1" draw:style-name="gr34" draw:text-style-name="P26" draw:layer="layout" svg:width="2.268cm" svg:height="0.787cm" svg:x="16.793cm" svg:y="12.457cm">
          <text:p text:style-name="P25"><text:span text:style-name="T8">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3" draw:style-name="gr33" draw:text-style-name="P24"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1" draw:style-name="gr34" draw:text-style-name="P26" draw:layer="layout" svg:width="2.2cm" svg:height="0.787cm" svg:x="12.331cm" svg:y="12.457cm">
          <text:p text:style-name="P25"><text:span text:style-name="T8">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4" draw:style-name="gr21" draw:text-style-name="P18" draw:layer="layout" svg:x1="10.268cm" svg:y1="14.516cm" svg:x2="11.935cm" svg:y2="14.123cm">
          <text:p/>
        </draw:line>
        <draw:custom-shape draw:name="Write_ 4" draw:style-name="gr35" draw:text-style-name="P27"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5" draw:style-name="gr21" draw:text-style-name="P18" draw:layer="layout" svg:x1="16.541cm" svg:y1="14.532cm" svg:x2="14.874cm" svg:y2="14.139cm">
          <text:p/>
        </draw:line>
        <draw:frame draw:style-name="gr11" draw:text-style-name="P10" draw:layer="layout" svg:width="1.33cm" svg:height="1.29cm" svg:x="6.412cm" svg:y="10.372cm">
          <draw:image xlink:href="Pictures/10000E5400000707000006D216741E64C7875B85.svg" xlink:type="simple" xlink:show="embed" xlink:actuate="onLoad" draw:mime-type="image/svg+xml">
            <text:p/>
          </draw:image>
          <draw:image xlink:href="Pictures/100000010000004400000042B182779ADD8BC04C.png" xlink:type="simple" xlink:show="embed" xlink:actuate="onLoad" draw:mime-type="image/png"/>
        </draw:frame>
        <draw:custom-shape draw:style-name="gr22" draw:text-style-name="P20" draw:layer="layout" svg:width="11.43cm" svg:height="1.29cm" svg:x="7.674cm" svg:y="7.556cm">
          <text:p text:style-name="P19"><text:span text:style-name="T6">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4">
          <draw:line draw:name="Линия_ 6" draw:style-name="gr23" draw:text-style-name="P18" draw:layer="layout" svg:x1="13.401cm" svg:y1="9.128cm" svg:x2="13.401cm" svg:y2="11.922cm">
            <text:p/>
          </draw:line>
          <draw:custom-shape draw:name="Read_ 4" draw:style-name="gr36" draw:text-style-name="P22" draw:layer="layout" svg:width="2.181cm" svg:height="0.832cm" draw:transform="rotate (1.5707963267949) translate (12.611cm 11.613cm)">
            <text:p text:style-name="P21"><text:span text:style-name="T7"><text:s text:c="6"/></text:span><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5" draw:style-name="gr37" draw:text-style-name="P22" draw:layer="layout" svg:width="1.39cm" svg:height="0.831cm" draw:transform="rotate (-1.5707963267949) translate (14.19cm 9.833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5">
          <draw:line draw:name="Линия_ 7" draw:style-name="gr23" draw:text-style-name="P18" draw:layer="layout" svg:x1="10.645cm" svg:y1="9.189cm" svg:x2="8.956cm" svg:y2="11.867cm">
            <text:p/>
          </draw:line>
          <draw:custom-shape draw:name="Read_ 5" draw:style-name="gr38" draw:text-style-name="P22" draw:layer="layout" svg:width="2.181cm" svg:height="0.832cm" draw:transform="rotate (1.00810217595192) translate (8.509cm 10.999cm)">
            <text:p text:style-name="P21"><text:span text:style-name="T7"><text:s text:c="6"/></text:span><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6" draw:style-name="gr39" draw:text-style-name="P22" draw:layer="layout" svg:width="2.154cm" svg:height="0.832cm" draw:transform="rotate (-2.13349047763787) translate (11.082cm 10.072cm)">
            <text:p text:style-name="P21"><text:span text:style-name="T7">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6">
          <draw:line draw:name="Линия_ 8" draw:style-name="gr23" draw:text-style-name="P18" draw:layer="layout" svg:x1="15.908cm" svg:y1="9.158cm" svg:x2="17.695cm" svg:y2="11.772cm">
            <text:p/>
          </draw:line>
          <draw:custom-shape draw:name="Read_ 6" draw:style-name="gr40" draw:text-style-name="P22" draw:layer="layout" svg:width="2.181cm" svg:height="0.832cm" draw:transform="rotate (2.17049145778015) translate (16.721cm 1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7" draw:style-name="gr41" draw:text-style-name="P22" draw:layer="layout" svg:width="1.392cm" svg:height="0.832cm" draw:transform="rotate (-0.971101195809645) translate (17.106cm 9.419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4" draw:style-name="dp1" draw:master-page-name="Обычный">
        <draw:custom-shape draw:style-name="gr31" draw:text-style-name="P1" draw:layer="layout" svg:width="22.86cm" svg:height="10.541cm" svg:x="2.152cm" svg:y="6.969cm">
          <text:p/>
          <draw:enhanced-geometry svg:viewBox="0 0 21600 21600" draw:type="rectangle" draw:enhanced-path="M 0 0 L 21600 0 21600 21600 0 21600 0 0 Z N"/>
        </draw:custom-shape>
        <draw:custom-shape draw:style-name="gr32" draw:text-style-name="P4" draw:layer="layout" svg:width="15.24cm" svg:height="5.761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6" draw:style-name="gr33" draw:text-style-name="P24"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3" draw:style-name="gr34" draw:text-style-name="P26" draw:layer="layout" svg:width="2.2cm" svg:height="0.787cm" svg:x="7.835cm" svg:y="12.457cm">
          <text:p text:style-name="P25"><text:span text:style-name="T8">DB </text:span><text:span text:style-name="T8">Pod </text:span><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7" draw:style-name="gr33" draw:text-style-name="P24"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3" draw:style-name="gr34" draw:text-style-name="P26" draw:layer="layout" svg:width="2.268cm" svg:height="0.787cm" svg:x="16.793cm" svg:y="12.457cm">
          <text:p text:style-name="P25"><text:span text:style-name="T8">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8" draw:style-name="gr33" draw:text-style-name="P24"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3" draw:style-name="gr34" draw:text-style-name="P26" draw:layer="layout" svg:width="2.2cm" svg:height="0.787cm" svg:x="12.331cm" svg:y="12.457cm">
          <text:p text:style-name="P25"><text:span text:style-name="T8">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1" draw:style-name="gr21" draw:text-style-name="P18" draw:layer="layout" svg:x1="10.268cm" svg:y1="14.516cm" svg:x2="11.935cm" svg:y2="14.123cm">
          <text:p/>
        </draw:line>
        <draw:custom-shape draw:name="Write_ 9" draw:style-name="gr42" draw:text-style-name="P27"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2" draw:style-name="gr21" draw:text-style-name="P18" draw:layer="layout" svg:x1="16.541cm" svg:y1="14.532cm" svg:x2="14.874cm" svg:y2="14.139cm">
          <text:p/>
        </draw:line>
        <draw:frame draw:style-name="gr11" draw:text-style-name="P10" draw:layer="layout" svg:width="1.33cm" svg:height="1.29cm" svg:x="6.412cm" svg:y="10.372cm">
          <draw:image xlink:href="Pictures/10000E5400000707000006D216741E64C7875B85.svg" xlink:type="simple" xlink:show="embed" xlink:actuate="onLoad" draw:mime-type="image/svg+xml">
            <text:p/>
          </draw:image>
          <draw:image xlink:href="Pictures/100000010000004400000042B182779ADD8BC04C.png" xlink:type="simple" xlink:show="embed" xlink:actuate="onLoad" draw:mime-type="image/png"/>
        </draw:frame>
        <draw:custom-shape draw:style-name="gr22" draw:text-style-name="P20" draw:layer="layout" svg:width="11.43cm" svg:height="1.29cm" svg:x="7.674cm" svg:y="7.556cm">
          <text:p text:style-name="P19"><text:span text:style-name="T6">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7">
          <draw:line draw:name="Линия_ 13" draw:style-name="gr23" draw:text-style-name="P18" draw:layer="layout" svg:x1="13.401cm" svg:y1="9.128cm" svg:x2="13.401cm" svg:y2="11.922cm">
            <text:p/>
          </draw:line>
          <draw:custom-shape draw:name="Read_ 7" draw:style-name="gr43" draw:text-style-name="P22" draw:layer="layout" svg:width="2.181cm" svg:height="0.832cm" draw:transform="rotate (1.5707963267949) translate (12.611cm 11.613cm)">
            <text:p text:style-name="P21"><text:span text:style-name="T7"><text:s text:c="6"/></text:span><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0" draw:style-name="gr44" draw:text-style-name="P22" draw:layer="layout" svg:width="1.39cm" svg:height="0.831cm" draw:transform="rotate (-1.5707963267949) translate (14.19cm 9.833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8">
          <draw:line draw:name="Линия_ 14" draw:style-name="gr23" draw:text-style-name="P18" draw:layer="layout" svg:x1="10.645cm" svg:y1="9.189cm" svg:x2="8.956cm" svg:y2="11.867cm">
            <text:p/>
          </draw:line>
          <draw:custom-shape draw:name="Read_ 8" draw:style-name="gr45" draw:text-style-name="P22" draw:layer="layout" svg:width="2.181cm" svg:height="0.832cm" draw:transform="rotate (1.00810217595192) translate (8.509cm 10.999cm)">
            <text:p text:style-name="P21"><text:span text:style-name="T7"><text:s text:c="6"/></text:span><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1" draw:style-name="gr46" draw:text-style-name="P22" draw:layer="layout" svg:width="2.154cm" svg:height="0.832cm" draw:transform="rotate (-2.13349047763787) translate (11.082cm 10.072cm)">
            <text:p text:style-name="P21"><text:span text:style-name="T7">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9">
          <draw:line draw:name="Линия_ 15" draw:style-name="gr23" draw:text-style-name="P18" draw:layer="layout" svg:x1="15.908cm" svg:y1="9.158cm" svg:x2="17.695cm" svg:y2="11.772cm">
            <text:p/>
          </draw:line>
          <draw:custom-shape draw:name="Read_ 9" draw:style-name="gr47" draw:text-style-name="P22" draw:layer="layout" svg:width="2.181cm" svg:height="0.832cm" draw:transform="rotate (2.17049145778015) translate (16.721cm 11.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2" draw:style-name="gr48" draw:text-style-name="P22" draw:layer="layout" svg:width="1.392cm" svg:height="0.832cm" draw:transform="rotate (-0.971101195809645) translate (17.106cm 9.419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5" draw:style-name="dp1" draw:master-page-name="Обычный">
        <draw:custom-shape draw:style-name="gr49" draw:text-style-name="P1" draw:layer="layout" svg:width="15.875cm" svg:height="12.7cm" svg:x="6.685cm" svg:y="1.605cm">
          <text:p/>
          <draw:enhanced-geometry svg:viewBox="0 0 21600 21600" draw:type="rectangle" draw:enhanced-path="M 0 0 L 21600 0 21600 21600 0 21600 0 0 Z N"/>
        </draw:custom-shape>
        <draw:custom-shape draw:style-name="gr50" draw:text-style-name="P4"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51" draw:text-style-name="P24"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2" draw:style-name="gr52" draw:text-style-name="P29" draw:layer="layout" svg:width="2.043cm" svg:height="0.749cm" svg:x="9.135cm" svg:y="9.525cm">
          <text:p text:style-name="P28"><text:span text:style-name="T9">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4" draw:style-name="gr51" draw:text-style-name="P24"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2" draw:style-name="gr52" draw:text-style-name="P29" draw:layer="layout" svg:width="2.043cm" svg:height="0.749cm" svg:x="18.127cm" svg:y="9.525cm">
          <text:p text:style-name="P28"><text:span text:style-name="T9">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5" draw:style-name="gr51" draw:text-style-name="P24"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2" draw:style-name="gr52" draw:text-style-name="P29" draw:layer="layout" svg:width="2.043cm" svg:height="0.749cm" svg:x="13.631cm" svg:y="9.525cm">
          <text:p text:style-name="P28"><text:span text:style-name="T9">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0">
          <draw:line draw:name="Линия_ 9" draw:style-name="gr53" draw:text-style-name="P18" draw:layer="layout" svg:x1="10.155cm" svg:y1="6.826cm" svg:x2="10.155cm" svg:y2="9.171cm">
            <text:p/>
          </draw:line>
          <draw:custom-shape draw:name="Read_ 10" draw:style-name="gr54" draw:text-style-name="P22" draw:layer="layout" svg:width="1.389cm" svg:height="0.832cm" draw:transform="rotate (1.5707963267949) translate (9.424cm 8.693cm)">
            <text:p text:style-name="P21"><text:span text:style-name="T7">R</text:span><text:span text:style-name="T7">e</text:span><text:span text:style-name="T7">a</text:span><text:span text:style-name="T7">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8" draw:style-name="gr55" draw:text-style-name="P27"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1">
          <draw:line draw:name="Линия_ 10" draw:style-name="gr56" draw:text-style-name="P18" draw:layer="layout" svg:x1="19.149cm" svg:y1="6.826cm" svg:x2="19.149cm" svg:y2="9.171cm">
            <text:p/>
          </draw:line>
          <draw:custom-shape draw:name="Read_ 11" draw:style-name="gr57" draw:text-style-name="P22" draw:layer="layout" svg:width="1.389cm" svg:height="0.832cm" draw:transform="rotate (1.5707963267949) translate (18.418cm 8.693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3" draw:style-name="gr58" draw:text-style-name="P27"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2">
          <draw:line draw:name="Линия_ 16" draw:style-name="gr59" draw:text-style-name="P18" draw:layer="layout" svg:x1="14.621cm" svg:y1="3.344cm" svg:x2="14.621cm" svg:y2="5.689cm">
            <text:p/>
          </draw:line>
          <draw:custom-shape draw:name="Read_ 12" draw:style-name="gr60" draw:text-style-name="P22" draw:layer="layout" svg:width="1.389cm" svg:height="0.832cm" draw:transform="rotate (1.5707963267949) translate (13.889cm 5.211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4" draw:style-name="gr61" draw:text-style-name="P22" draw:layer="layout" svg:width="1.362cm" svg:height="0.832cm" draw:transform="rotate (-1.5707963267949) translate (15.353cm 3.835cm)">
            <text:p text:style-name="P21"><text:span text:style-name="T7">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3">
          <draw:line draw:name="Линия_ 17" draw:style-name="gr53" draw:text-style-name="P18" draw:layer="layout" svg:x1="11.489cm" svg:y1="11.565cm" svg:x2="13.156cm" svg:y2="11.172cm">
            <text:p/>
          </draw:line>
          <draw:custom-shape draw:name="Read_ 13" draw:style-name="gr62" draw:text-style-name="P22" draw:layer="layout" svg:width="1.363cm" svg:height="0.832cm" draw:transform="rotate (0.245742358680802) translate (11.573cm 10.686cm)">
            <text:p text:style-name="P21"><text:span text:style-name="T7">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5" draw:style-name="gr63" draw:text-style-name="P27"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8" draw:style-name="gr53" draw:text-style-name="P18" draw:layer="layout" svg:x1="17.762cm" svg:y1="11.581cm" svg:x2="16.095cm" svg:y2="11.188cm">
            <text:p/>
          </draw:line>
          <draw:custom-shape draw:name="Read_ 14" draw:style-name="gr64" draw:text-style-name="P22" draw:layer="layout" svg:width="1.363cm" svg:height="0.832cm" draw:transform="rotate (-0.239459173373622) translate (16.371cm 10.354cm)">
            <text:p text:style-name="P21"><text:span text:style-name="T7">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4">
          <draw:line draw:name="Линия_ 19" draw:style-name="gr65" draw:text-style-name="P18" draw:layer="layout" svg:x1="14.556cm" svg:y1="6.827cm" svg:x2="14.556cm" svg:y2="9.172cm">
            <text:p/>
          </draw:line>
          <draw:custom-shape draw:name="Read_ 15" draw:style-name="gr66" draw:text-style-name="P22" draw:layer="layout" svg:width="1.362cm" svg:height="0.832cm" draw:transform="rotate (1.5707963267949) translate (13.824cm 8.679cm)">
            <text:p text:style-name="P21"><text:span text:style-name="T7">W</text:span><text:span text:style-name="T7">rit</text:span><text:span text:style-name="T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6" draw:style-name="gr67" draw:text-style-name="P27"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 draw:text-style-name="P10" draw:layer="layout" svg:width="1.33cm" svg:height="1.29cm" svg:x="7.633cm" svg:y="3.821cm">
          <draw:image xlink:href="Pictures/10000E5400000707000006D216741E64C7875B85.svg" xlink:type="simple" xlink:show="embed" xlink:actuate="onLoad" draw:mime-type="image/svg+xml">
            <text:p/>
          </draw:image>
          <draw:image xlink:href="Pictures/1000000100000044000000420942E2F581B36693.png" xlink:type="simple" xlink:show="embed" xlink:actuate="onLoad" draw:mime-type="image/png"/>
        </draw:frame>
        <draw:custom-shape draw:style-name="gr68" draw:text-style-name="P31" draw:layer="layout" svg:width="11.43cm" svg:height="1.29cm" svg:x="8.895cm" svg:y="1.905cm">
          <text:p text:style-name="P30"><text:span text:style-name="T10">Client </text:span><text:span text:style-name="T10">Appli</text:span><text:span text:style-name="T10">catio</text:span><text:span text:style-name="T10">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9" draw:text-style-name="P33" draw:layer="layout" svg:width="12.17cm" svg:height="0.922cm" svg:x="8.525cm" svg:y="5.721cm" svg:viewBox="0 0 12171 923" draw:points="0,923 892,0 11292,0 12171,923">
          <text:p text:style-name="P32"><text:span text:style-name="T11">MySQL Router (DB Proxy)</text:span></text:p>
        </draw:polygon>
      </draw:page>
      <draw:page draw:name="page6" draw:style-name="dp1" draw:master-page-name="Blank">
        <draw:custom-shape draw:style-name="gr70" draw:text-style-name="P1" draw:layer="layout" svg:width="15.875cm" svg:height="9.725cm" svg:x="6.685cm" svg:y="3.175cm">
          <text:p/>
          <draw:enhanced-geometry svg:viewBox="0 0 21600 21600" draw:type="rectangle" draw:enhanced-path="M 0 0 L 21600 0 21600 21600 0 21600 0 0 Z N"/>
        </draw:custom-shape>
        <draw:custom-shape draw:style-name="gr71" draw:text-style-name="P4" draw:layer="layout" svg:width="15.24cm" svg:height="5.99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72" draw:text-style-name="P24"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4" draw:style-name="gr73" draw:text-style-name="P29" draw:layer="layout" svg:width="2.043cm" svg:height="0.749cm" svg:x="9.135cm" svg:y="8.101cm">
          <text:p text:style-name="P28"><text:span text:style-name="T9">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9" draw:style-name="gr72" draw:text-style-name="P24"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4" draw:style-name="gr73" draw:text-style-name="P29" draw:layer="layout" svg:width="2.043cm" svg:height="0.749cm" svg:x="18.127cm" svg:y="8.101cm">
          <text:p text:style-name="P28"><text:span text:style-name="T9">D</text:span><text:span text:style-name="T9">B</text:span><text:span text:style-name="T9"> </text:span><text:span text:style-name="T9">P</text:span><text:span text:style-name="T9">o</text:span><text:span text:style-name="T9">d</text:span><text:span text:style-name="T9"> </text:span><text:span text:style-name="T9">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0" draw:style-name="gr72" draw:text-style-name="P24"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4" draw:style-name="gr73" draw:text-style-name="P29" draw:layer="layout" svg:width="2.043cm" svg:height="0.749cm" svg:x="13.631cm" svg:y="8.101cm">
          <text:p text:style-name="P28"><text:span text:style-name="T9">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33cm" svg:height="1.29cm" svg:x="7.633cm" svg:y="5.966cm">
          <draw:image xlink:href="Pictures/10000E5400000707000006D216741E64C7875B85.svg" xlink:type="simple" xlink:show="embed" xlink:actuate="onLoad" draw:mime-type="image/svg+xml">
            <text:p/>
          </draw:image>
          <draw:image xlink:href="Pictures/1000000100000044000000420942E2F581B36693.png" xlink:type="simple" xlink:show="embed" xlink:actuate="onLoad" draw:mime-type="image/png"/>
        </draw:frame>
        <draw:g draw:name="Группа_ 15">
          <draw:line draw:name="Линия_ 3" draw:style-name="gr74" draw:text-style-name="P18" draw:layer="layout" svg:x1="19.204cm" svg:y1="4.912cm" svg:x2="19.204cm" svg:y2="7.747cm">
            <text:p/>
          </draw:line>
          <draw:custom-shape draw:name="Read_ 3" draw:style-name="gr75" draw:text-style-name="P22" draw:layer="layout" svg:width="1.389cm" svg:height="0.832cm" draw:transform="rotate (1.5707963267949) translate (18.41cm 6.623cm)">
            <text:p text:style-name="P21"><text:span text:style-name="T7">R</text:span><text:span text:style-name="T7">e</text:span><text:span text:style-name="T7">a</text:span><text:span text:style-name="T7">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76" draw:text-style-name="P27"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6">
          <draw:line draw:name="Линия_ 20" draw:style-name="gr77" draw:text-style-name="P18" draw:layer="layout" svg:x1="10.173cm" svg:y1="4.912cm" svg:x2="10.173cm" svg:y2="7.747cm">
            <text:p/>
          </draw:line>
          <draw:custom-shape draw:name="Read_ 16" draw:style-name="gr78" draw:text-style-name="P22" draw:layer="layout" svg:width="1.389cm" svg:height="0.832cm" draw:transform="rotate (1.5707963267949) translate (9.376cm 6.624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7" draw:style-name="gr79" draw:text-style-name="P27"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7">
          <draw:line draw:name="Линия_ 21" draw:style-name="gr77" draw:text-style-name="P18" draw:layer="layout" svg:x1="11.489cm" svg:y1="10.141cm" svg:x2="13.156cm" svg:y2="9.748cm">
            <text:p/>
          </draw:line>
          <draw:custom-shape draw:name="Read_ 17" draw:style-name="gr80" draw:text-style-name="P22" draw:layer="layout" svg:width="1.363cm" svg:height="0.832cm" draw:transform="rotate (0.245742358680802) translate (11.573cm 9.262cm)">
            <text:p text:style-name="P21"><text:span text:style-name="T7">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8" draw:style-name="gr81" draw:text-style-name="P27"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2" draw:style-name="gr77" draw:text-style-name="P18" draw:layer="layout" svg:x1="17.762cm" svg:y1="10.157cm" svg:x2="16.095cm" svg:y2="9.764cm">
            <text:p/>
          </draw:line>
          <draw:custom-shape draw:name="Read_ 18" draw:style-name="gr82" draw:text-style-name="P22" draw:layer="layout" svg:width="1.363cm" svg:height="0.832cm" draw:transform="rotate (-0.239459173373622) translate (16.371cm 8.93cm)">
            <text:p text:style-name="P21"><text:span text:style-name="T7">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3" draw:text-style-name="P31" draw:layer="layout" svg:width="11.43cm" svg:height="1.29cm" svg:x="8.894cm" svg:y="3.468cm">
          <text:p text:style-name="P30"><text:span text:style-name="T10">Clien</text:span><text:span text:style-name="T10">t </text:span><text:span text:style-name="T10">Appli</text:span><text:span text:style-name="T10">catio</text:span><text:span text:style-name="T10">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8">
          <draw:line draw:name="Линия_ 23" draw:style-name="gr59" draw:text-style-name="P18" draw:layer="layout" svg:x1="14.589cm" svg:y1="4.937cm" svg:x2="14.587cm" svg:y2="7.724cm">
            <text:p/>
          </draw:line>
          <draw:custom-shape draw:name="Read_ 20" draw:style-name="gr84" draw:text-style-name="P22" draw:layer="layout" svg:width="1.389cm" svg:height="0.832cm" draw:transform="rotate (1.5707963267949) translate (13.855cm 6.646cm)">
            <text:p text:style-name="P21"><text:span text:style-name="T7">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85" draw:text-style-name="P22" draw:layer="layout" svg:width="1.362cm" svg:height="0.832cm" draw:transform="rotate (-1.5707963267949) translate (15.319cm 5.27cm)">
            <text:p text:style-name="P21"><text:span text:style-name="T7">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Полужирный" style:font-family-generic="swiss" style:font-pitch="variable"/>
    <style:font-face style:name="DIN Alternate Bold" svg:font-family="'DIN Alternate Bold'"/>
    <style:font-face style:name="DIN Alternate Bold1" svg:font-family="'DIN Alternate Bold'" style:font-pitch="variable"/>
    <style:font-face style:name="Iowan Old Style Roman" svg:font-family="'Iowan Old Style Roman'"/>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Devanagari" svg:font-family="'Noto Sans Devanagari'" style:font-pitch="variable"/>
    <style:font-face style:name="Noto Sans Devanagari1"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stroke-dash draw:name="Dash_20_Dot_20_4" draw:display-name="Dash Dot 4"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Базовый_5f_1_5f_1" style:display-name="Базовый_1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_5f_1" style:display-name="Базовый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gr1" style:family="graphic">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style:paragraph-properties style:writing-mode="lr-tb"/>
    </style:style>
    <style:style style:name="MP1" style:family="paragraph">
      <loext:graphic-properties draw:fill="none" draw:fill-color="#ffffff"/>
      <style:paragraph-properties fo:text-align="center" style:writing-mode="lr-tb" style:font-independent-line-spacing="true"/>
      <style:text-properties fo:font-size="16pt" style:font-size-asian="14pt" style:font-size-complex="14pt"/>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style:master-page style:name="Blank" style:page-layout-name="PM0" draw:style-name="Mdp2">
      <draw:frame draw:name="Номер слайда" draw:style-name="Mgr1" draw:text-style-name="MP1" draw:layer="backgroundobjects" svg:width="0.858cm" svg:height="0.952cm" svg:x="33.558cm" svg:y="25.541cm" presentation:class="page-number">
        <draw:text-box>
          <text:p/>
        </draw:text-box>
      </draw:frame>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8T10:40:43.215234524</meta:creation-date>
    <dc:date>2022-07-06T02:48:34.838905952</dc:date>
    <meta:editing-duration>PT13M59S</meta:editing-duration>
    <meta:editing-cycles>6</meta:editing-cycles>
    <meta:generator>LibreOffice/7.3.4.2$Linux_X86_64 LibreOffice_project/30$Build-2</meta:generator>
    <meta:document-statistic meta:object-count="179"/>
  </office:meta>
</office:document-meta>
</file>